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3.16pt"/>
    </style:style>
    <style:style style:name="co3" style:family="table-column">
      <style:table-column-properties fo:break-before="auto" style:column-width="237.74pt"/>
    </style:style>
    <style:style style:name="ro1" style:family="table-row">
      <style:table-row-properties style:row-height="45.6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104"/>
    <style:style style:name="ce3" style:family="table-cell" style:parent-style-name="Default"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Заборгованість на початок періоду</text:p>
          </table:table-cell>
          <table:table-cell table:style-name="ce1" office:value-type="string" calcext:value-type="string">
            <text:p>Y_t</text:p>
          </table:table-cell>
          <table:table-cell table:style-name="ce1" office:value-type="string" calcext:value-type="string">
            <text:p>I_t</text:p>
          </table:table-cell>
          <table:table-cell table:style-name="ce1" office:value-type="string" calcext:value-type="string">
            <text:p>R_t</text:p>
          </table:table-cell>
          <table:table-cell table:style-name="ce3" office:value-type="string" calcext:value-type="string">
            <text:p>Заборгованість на кінець періоду</text:p>
          </table:table-cell>
          <table:table-cell table:style-name="ce1"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currency" office:currency="USD" office:value="250000" calcext:value-type="currency">
            <text:p>$250,000.00</text:p>
          </table:table-cell>
          <table:table-cell table:formula="of:=[.E2]+[.D2]" office:value-type="currency" office:currency="USD" office:value="18750" calcext:value-type="currency">
            <text:p>$18,750.00</text:p>
          </table:table-cell>
          <table:table-cell table:formula="of:=[.B2]*[.$I$3]*[.$I$4]" office:value-type="currency" office:currency="USD" office:value="6250" calcext:value-type="currency">
            <text:p>$6,250.00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2]-[.E2]" office:value-type="currency" office:currency="USD" office:value="237500" calcext:value-type="currency">
            <text:p>$237,500.00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F2]" office:value-type="currency" office:currency="USD" office:value="237500" calcext:value-type="currency">
            <text:p>$237,500.00</text:p>
          </table:table-cell>
          <table:table-cell table:formula="of:=[.E3]+[.D3]" office:value-type="currency" office:currency="USD" office:value="18437.5" calcext:value-type="currency">
            <text:p>$18,437.50</text:p>
          </table:table-cell>
          <table:table-cell table:formula="of:=[.B3]*[.$I$3]*[.$I$4]" office:value-type="currency" office:currency="USD" office:value="5937.5" calcext:value-type="currency">
            <text:p>$5,937.50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3]-[.E3]" office:value-type="currency" office:currency="USD" office:value="225000" calcext:value-type="currency">
            <text:p>$225,000.00</text:p>
          </table:table-cell>
          <table:table-cell/>
          <table:table-cell office:value-type="string" calcext:value-type="string">
            <text:p>I</text:p>
          </table:table-cell>
          <table:table-cell table:style-name="ce4" office:value-type="percentage" office:value="0.1" calcext:value-type="percentage">
            <text:p>10.00%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F3]" office:value-type="currency" office:currency="USD" office:value="225000" calcext:value-type="currency">
            <text:p>$225,000.00</text:p>
          </table:table-cell>
          <table:table-cell table:formula="of:=[.E4]+[.D4]" office:value-type="currency" office:currency="USD" office:value="18125" calcext:value-type="currency">
            <text:p>$18,125.00</text:p>
          </table:table-cell>
          <table:table-cell table:formula="of:=[.B4]*[.$I$3]*[.$I$4]" office:value-type="currency" office:currency="USD" office:value="5625" calcext:value-type="currency">
            <text:p>$5,625.00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4]-[.E4]" office:value-type="currency" office:currency="USD" office:value="212500" calcext:value-type="currency">
            <text:p>$212,500.00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0.25" calcext:value-type="float">
            <text:p>0.25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F4]" office:value-type="currency" office:currency="USD" office:value="212500" calcext:value-type="currency">
            <text:p>$212,500.00</text:p>
          </table:table-cell>
          <table:table-cell table:formula="of:=[.E5]+[.D5]" office:value-type="currency" office:currency="USD" office:value="17812.5" calcext:value-type="currency">
            <text:p>$17,812.50</text:p>
          </table:table-cell>
          <table:table-cell table:formula="of:=[.B5]*[.$I$3]*[.$I$4]" office:value-type="currency" office:currency="USD" office:value="5312.5" calcext:value-type="currency">
            <text:p>$5,312.50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5]-[.E5]" office:value-type="currency" office:currency="USD" office:value="200000" calcext:value-type="currency">
            <text:p>$200,000.00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F5]" office:value-type="currency" office:currency="USD" office:value="200000" calcext:value-type="currency">
            <text:p>$200,000.00</text:p>
          </table:table-cell>
          <table:table-cell table:formula="of:=[.E6]+[.D6]" office:value-type="currency" office:currency="USD" office:value="17500" calcext:value-type="currency">
            <text:p>$17,500.00</text:p>
          </table:table-cell>
          <table:table-cell table:formula="of:=[.B6]*[.$I$3]*[.$I$4]" office:value-type="currency" office:currency="USD" office:value="5000" calcext:value-type="currency">
            <text:p>$5,000.00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6]-[.E6]" office:value-type="currency" office:currency="USD" office:value="187500" calcext:value-type="currency">
            <text:p>$187,500.00</text:p>
          </table:table-cell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F6]" office:value-type="currency" office:currency="USD" office:value="187500" calcext:value-type="currency">
            <text:p>$187,500.00</text:p>
          </table:table-cell>
          <table:table-cell table:formula="of:=[.E7]+[.D7]" office:value-type="currency" office:currency="USD" office:value="17187.5" calcext:value-type="currency">
            <text:p>$17,187.50</text:p>
          </table:table-cell>
          <table:table-cell table:formula="of:=[.B7]*[.$I$3]*[.$I$4]" office:value-type="currency" office:currency="USD" office:value="4687.5" calcext:value-type="currency">
            <text:p>$4,687.50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7]-[.E7]" office:value-type="currency" office:currency="USD" office:value="175000" calcext:value-type="currency">
            <text:p>$175,000.00</text:p>
          </table:table-cell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F7]" office:value-type="currency" office:currency="USD" office:value="175000" calcext:value-type="currency">
            <text:p>$175,000.00</text:p>
          </table:table-cell>
          <table:table-cell table:formula="of:=[.E8]+[.D8]" office:value-type="currency" office:currency="USD" office:value="16875" calcext:value-type="currency">
            <text:p>$16,875.00</text:p>
          </table:table-cell>
          <table:table-cell table:formula="of:=[.B8]*[.$I$3]*[.$I$4]" office:value-type="currency" office:currency="USD" office:value="4375" calcext:value-type="currency">
            <text:p>$4,375.00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8]-[.E8]" office:value-type="currency" office:currency="USD" office:value="162500" calcext:value-type="currency">
            <text:p>$162,500.00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F8]" office:value-type="currency" office:currency="USD" office:value="162500" calcext:value-type="currency">
            <text:p>$162,500.00</text:p>
          </table:table-cell>
          <table:table-cell table:formula="of:=[.E9]+[.D9]" office:value-type="currency" office:currency="USD" office:value="16562.5" calcext:value-type="currency">
            <text:p>$16,562.50</text:p>
          </table:table-cell>
          <table:table-cell table:formula="of:=[.B9]*[.$I$3]*[.$I$4]" office:value-type="currency" office:currency="USD" office:value="4062.5" calcext:value-type="currency">
            <text:p>$4,062.50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9]-[.E9]" office:value-type="currency" office:currency="USD" office:value="150000" calcext:value-type="currency">
            <text:p>$150,000.00</text:p>
          </table:table-cell>
          <table:table-cell table:number-columns-repeated="9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F9]" office:value-type="currency" office:currency="USD" office:value="150000" calcext:value-type="currency">
            <text:p>$150,000.00</text:p>
          </table:table-cell>
          <table:table-cell table:formula="of:=[.E10]+[.D10]" office:value-type="currency" office:currency="USD" office:value="16250" calcext:value-type="currency">
            <text:p>$16,250.00</text:p>
          </table:table-cell>
          <table:table-cell table:formula="of:=[.B10]*[.$I$3]*[.$I$4]" office:value-type="currency" office:currency="USD" office:value="3750" calcext:value-type="currency">
            <text:p>$3,750.00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10]-[.E10]" office:value-type="currency" office:currency="USD" office:value="137500" calcext:value-type="currency">
            <text:p>$137,500.00</text:p>
          </table:table-cell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F10]" office:value-type="currency" office:currency="USD" office:value="137500" calcext:value-type="currency">
            <text:p>$137,500.00</text:p>
          </table:table-cell>
          <table:table-cell table:formula="of:=[.E11]+[.D11]" office:value-type="currency" office:currency="USD" office:value="15937.5" calcext:value-type="currency">
            <text:p>$15,937.50</text:p>
          </table:table-cell>
          <table:table-cell table:formula="of:=[.B11]*[.$I$3]*[.$I$4]" office:value-type="currency" office:currency="USD" office:value="3437.5" calcext:value-type="currency">
            <text:p>$3,437.50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11]-[.E11]" office:value-type="currency" office:currency="USD" office:value="125000" calcext:value-type="currency">
            <text:p>$125,000.00</text:p>
          </table:table-cell>
          <table:table-cell table:number-columns-repeated="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F11]" office:value-type="currency" office:currency="USD" office:value="125000" calcext:value-type="currency">
            <text:p>$125,000.00</text:p>
          </table:table-cell>
          <table:table-cell table:formula="of:=[.E12]+[.D12]" office:value-type="currency" office:currency="USD" office:value="15625" calcext:value-type="currency">
            <text:p>$15,625.00</text:p>
          </table:table-cell>
          <table:table-cell table:formula="of:=[.B12]*[.$I$3]*[.$I$4]" office:value-type="currency" office:currency="USD" office:value="3125" calcext:value-type="currency">
            <text:p>$3,125.00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12]-[.E12]" office:value-type="currency" office:currency="USD" office:value="112500" calcext:value-type="currency">
            <text:p>$112,500.00</text:p>
          </table:table-cell>
          <table:table-cell table:number-columns-repeated="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F12]" office:value-type="currency" office:currency="USD" office:value="112500" calcext:value-type="currency">
            <text:p>$112,500.00</text:p>
          </table:table-cell>
          <table:table-cell table:formula="of:=[.E13]+[.D13]" office:value-type="currency" office:currency="USD" office:value="15312.5" calcext:value-type="currency">
            <text:p>$15,312.50</text:p>
          </table:table-cell>
          <table:table-cell table:formula="of:=[.B13]*[.$I$3]*[.$I$4]" office:value-type="currency" office:currency="USD" office:value="2812.5" calcext:value-type="currency">
            <text:p>$2,812.50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13]-[.E13]" office:value-type="currency" office:currency="USD" office:value="100000" calcext:value-type="currency">
            <text:p>$100,000.00</text:p>
          </table:table-cell>
          <table:table-cell table:number-columns-repeated="9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F13]" office:value-type="currency" office:currency="USD" office:value="100000" calcext:value-type="currency">
            <text:p>$100,000.00</text:p>
          </table:table-cell>
          <table:table-cell table:formula="of:=[.E14]+[.D14]" office:value-type="currency" office:currency="USD" office:value="15000" calcext:value-type="currency">
            <text:p>$15,000.00</text:p>
          </table:table-cell>
          <table:table-cell table:formula="of:=[.B14]*[.$I$3]*[.$I$4]" office:value-type="currency" office:currency="USD" office:value="2500" calcext:value-type="currency">
            <text:p>$2,500.00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14]-[.E14]" office:value-type="currency" office:currency="USD" office:value="87500" calcext:value-type="currency">
            <text:p>$87,500.00</text:p>
          </table:table-cell>
          <table:table-cell table:number-columns-repeated="9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F14]" office:value-type="currency" office:currency="USD" office:value="87500" calcext:value-type="currency">
            <text:p>$87,500.00</text:p>
          </table:table-cell>
          <table:table-cell table:formula="of:=[.E15]+[.D15]" office:value-type="currency" office:currency="USD" office:value="14687.5" calcext:value-type="currency">
            <text:p>$14,687.50</text:p>
          </table:table-cell>
          <table:table-cell table:formula="of:=[.B15]*[.$I$3]*[.$I$4]" office:value-type="currency" office:currency="USD" office:value="2187.5" calcext:value-type="currency">
            <text:p>$2,187.50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15]-[.E15]" office:value-type="currency" office:currency="USD" office:value="75000" calcext:value-type="currency">
            <text:p>$75,000.00</text:p>
          </table:table-cell>
          <table:table-cell table:number-columns-repeated="9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F15]" office:value-type="currency" office:currency="USD" office:value="75000" calcext:value-type="currency">
            <text:p>$75,000.00</text:p>
          </table:table-cell>
          <table:table-cell table:formula="of:=[.E16]+[.D16]" office:value-type="currency" office:currency="USD" office:value="14375" calcext:value-type="currency">
            <text:p>$14,375.00</text:p>
          </table:table-cell>
          <table:table-cell table:formula="of:=[.B16]*[.$I$3]*[.$I$4]" office:value-type="currency" office:currency="USD" office:value="1875" calcext:value-type="currency">
            <text:p>$1,875.00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16]-[.E16]" office:value-type="currency" office:currency="USD" office:value="62500" calcext:value-type="currency">
            <text:p>$62,500.00</text:p>
          </table:table-cell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F16]" office:value-type="currency" office:currency="USD" office:value="62500" calcext:value-type="currency">
            <text:p>$62,500.00</text:p>
          </table:table-cell>
          <table:table-cell table:formula="of:=[.E17]+[.D17]" office:value-type="currency" office:currency="USD" office:value="14062.5" calcext:value-type="currency">
            <text:p>$14,062.50</text:p>
          </table:table-cell>
          <table:table-cell table:formula="of:=[.B17]*[.$I$3]*[.$I$4]" office:value-type="currency" office:currency="USD" office:value="1562.5" calcext:value-type="currency">
            <text:p>$1,562.50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17]-[.E17]" office:value-type="currency" office:currency="USD" office:value="50000" calcext:value-type="currency">
            <text:p>$50,000.00</text:p>
          </table:table-cell>
          <table:table-cell table:number-columns-repeated="9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F17]" office:value-type="currency" office:currency="USD" office:value="50000" calcext:value-type="currency">
            <text:p>$50,000.00</text:p>
          </table:table-cell>
          <table:table-cell table:formula="of:=[.E18]+[.D18]" office:value-type="currency" office:currency="USD" office:value="13750" calcext:value-type="currency">
            <text:p>$13,750.00</text:p>
          </table:table-cell>
          <table:table-cell table:formula="of:=[.B18]*[.$I$3]*[.$I$4]" office:value-type="currency" office:currency="USD" office:value="1250" calcext:value-type="currency">
            <text:p>$1,250.00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18]-[.E18]" office:value-type="currency" office:currency="USD" office:value="37500" calcext:value-type="currency">
            <text:p>$37,500.00</text:p>
          </table:table-cell>
          <table:table-cell table:number-columns-repeated="9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F18]" office:value-type="currency" office:currency="USD" office:value="37500" calcext:value-type="currency">
            <text:p>$37,500.00</text:p>
          </table:table-cell>
          <table:table-cell table:formula="of:=[.E19]+[.D19]" office:value-type="currency" office:currency="USD" office:value="13437.5" calcext:value-type="currency">
            <text:p>$13,437.50</text:p>
          </table:table-cell>
          <table:table-cell table:formula="of:=[.B19]*[.$I$3]*[.$I$4]" office:value-type="currency" office:currency="USD" office:value="937.5" calcext:value-type="currency">
            <text:p>$937.50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19]-[.E19]" office:value-type="currency" office:currency="USD" office:value="25000" calcext:value-type="currency">
            <text:p>$25,000.00</text:p>
          </table:table-cell>
          <table:table-cell table:number-columns-repeated="9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F19]" office:value-type="currency" office:currency="USD" office:value="25000" calcext:value-type="currency">
            <text:p>$25,000.00</text:p>
          </table:table-cell>
          <table:table-cell table:formula="of:=[.E20]+[.D20]" office:value-type="currency" office:currency="USD" office:value="13125" calcext:value-type="currency">
            <text:p>$13,125.00</text:p>
          </table:table-cell>
          <table:table-cell table:formula="of:=[.B20]*[.$I$3]*[.$I$4]" office:value-type="currency" office:currency="USD" office:value="625" calcext:value-type="currency">
            <text:p>$625.00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20]-[.E20]" office:value-type="currency" office:currency="USD" office:value="12500" calcext:value-type="currency">
            <text:p>$12,500.00</text:p>
          </table:table-cell>
          <table:table-cell table:number-columns-repeated="9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F20]" office:value-type="currency" office:currency="USD" office:value="12500" calcext:value-type="currency">
            <text:p>$12,500.00</text:p>
          </table:table-cell>
          <table:table-cell table:formula="of:=[.E21]+[.D21]" office:value-type="currency" office:currency="USD" office:value="12812.5" calcext:value-type="currency">
            <text:p>$12,812.50</text:p>
          </table:table-cell>
          <table:table-cell table:formula="of:=[.B21]*[.$I$3]*[.$I$4]" office:value-type="currency" office:currency="USD" office:value="312.5" calcext:value-type="currency">
            <text:p>$312.50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21]-[.E21]" office:value-type="currency" office:currency="USD" office:value="0" calcext:value-type="currency">
            <text:p>$0.00</text:p>
          </table:table-cell>
          <table:table-cell table:number-columns-repeated="9"/>
        </table:table-row>
        <table:table-row table:style-name="ro2">
          <table:table-cell/>
          <table:table-cell table:style-name="Default" table:number-columns-repeated="5"/>
          <table:table-cell table:number-columns-repeated="9"/>
        </table:table-row>
        <table:table-row table:style-name="ro2">
          <table:table-cell/>
          <table:table-cell table:formula="of:=[.B2]" office:value-type="currency" office:currency="USD" office:value="250000" calcext:value-type="currency">
            <text:p>$250,000.00</text:p>
          </table:table-cell>
          <table:table-cell table:formula="of:=SUM([.C2:.C21])" office:value-type="currency" office:currency="USD" office:value="315625" calcext:value-type="currency">
            <text:p>$315,625.00</text:p>
          </table:table-cell>
          <table:table-cell table:style-name="Default"/>
          <table:table-cell table:formula="of:=[.C23]-[.B23]" office:value-type="currency" office:currency="USD" office:value="65625" calcext:value-type="currency">
            <text:p>$65,625.00</text:p>
          </table:table-cell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9:32:33.497501071</meta:creation-date>
    <dc:date>2016-12-12T23:55:00.159528334</dc:date>
    <meta:editing-duration>PT1M5S</meta:editing-duration>
    <meta:editing-cycles>1</meta:editing-cycles>
    <meta:document-statistic meta:table-count="1" meta:cell-count="135" meta:object-count="0"/>
    <meta:generator>LibreOffice/5.1.4.2$Linux_X86_64 LibreOffice_project/10m0$Build-2</meta:generator>
  </office:meta>
</office:document-meta>
</file>